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 style:master-page-name="">
      <loext:graphic-properties draw:fill="none"/>
      <style:paragraph-properties fo:margin-left="0in" fo:margin-right="2in" fo:text-indent="0in" style:auto-text-indent="false" style:page-number="auto" fo:background-color="transparent"/>
      <style:text-properties fo:font-size="9pt" officeooo:rsid="0016fcf1" officeooo:paragraph-rsid="0016fcf1" style:font-size-asian="9pt" style:font-size-complex="9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7304f" style:font-weight-asian="bold" style:font-weight-complex="bold"/>
    </style:style>
    <style:style style:name="T3" style:family="text">
      <style:text-properties fo:font-weight="bold" officeooo:rsid="00190cee" style:font-weight-asian="bold" style:font-weight-complex="bold"/>
    </style:style>
    <style:style style:name="T4" style:family="text">
      <style:text-properties fo:font-weight="bold" officeooo:rsid="0018e9da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17304f" style:font-weight-asian="normal" style:font-weight-complex="normal"/>
    </style:style>
    <style:style style:name="T7" style:family="text">
      <style:text-properties fo:font-weight="normal" officeooo:rsid="0018e9da" style:font-weight-asian="normal" style:font-weight-complex="normal"/>
    </style:style>
    <style:style style:name="T8" style:family="text">
      <style:text-properties fo:font-weight="normal" officeooo:rsid="00190cee" style:font-weight-asian="normal" style:font-weight-complex="normal"/>
    </style:style>
    <style:style style:name="T9" style:family="text">
      <style:text-properties officeooo:rsid="0018e9da"/>
    </style:style>
    <style:style style:name="T10" style:family="text">
      <style:text-properties officeooo:rsid="00190ce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Steps for Filtering in the Frequency Domain</text:span> 1. Multiply the input image by (-1)x+y to center the transform 2. Compute F(u,v), the DFT of the image from 1. 3. Pixelwisely multiply F(u,v) by a filter function H(u,v). 4. Compute the inverse DFT of the result in 3. 5. Obtain the real part of the result in 4. 6. Multiply the result in 5 by (-1)^(x+y). <text:span text:style-name="T1">Low Pass</text:span><text:span text:style-name="T5"> Filtered image has less sharp detail </text:span><text:span text:style-name="T1">High Pass</text:span><text:span text:style-name="T5"> Have less gray level variations in smooth areas. Emphasize transitional gray level detail. </text:span><text:span text:style-name="T1">Ideal Low Pass</text:span><text:span text:style-name="T5"> 1 if D(u,v) &lt;= D0, 0 if D(u,v) &gt; D0. </text:span><text:span text:style-name="T1">Ideal High Pass</text:span><text:span text:style-name="T5"> <text:s/>reverse of low pass. </text:span><text:span text:style-name="T1">GLPF</text:span><text:span text:style-name="T5"> H(u,v) = e^(-D^2(u,v)/2o^2) = e^(-D^2 (u,v)/(2*D0^2)). Dark outer smooth light inner. Larger variance = larger cutoff, milder filtering. No ringing. </text:span><text:span text:style-name="T2">Butterworth LP</text:span><text:span text:style-name="T6"> Similar but ringing. </text:span><text:span text:style-name="T2">Why HP</text:span><text:span text:style-name="T6"> Emphasizes edges in image. Low freq is lost. Hist EQ is needed. </text:span><text:span text:style-name="T2">Wavelet Coding</text:span><text:span text:style-name="T6"> image pyramid. Decreasing resolution.</text:span><text:span text:style-name="T2">Gx </text:span><text:span text:style-name="T6">Horizontal Lines (-1,0,1;-2,0,2;-1,0,1) </text:span><text:span text:style-name="T2">Gy</text:span><text:span text:style-name="T6"> Vertical Lines (-1,-2,-1;0,0,0;1,2,1) </text:span><text:span text:style-name="T2">Edge Hist</text:span><text:span text:style-name="T6"> arctan(GA/GY) = angleA. |Gax| + |Gay| = magA </text:span><text:span text:style-name="T2">Spatial Domain</text:span><text:span text:style-name="T6"> </text:span><text:span text:style-name="T2">HP </text:span><text:span text:style-name="T6">can contain neg, Sum of all parts = 0, symmetric. </text:span><text:span text:style-name="T2">LP </text:span><text:span text:style-name="T6">sum = 1, not symmetric </text:span><text:span text:style-name="T3">Transformation Function </text:span><text:span text:style-name="T8">log = expands out, power increases contrast </text:span><text:span text:style-name="T2">Strong laplacian </text:span><text:span text:style-name="T6">(-1,-1,-1;-1,8,-1;-1,-1,-1) </text:span><text:span text:style-name="T2">Weak Laplacian</text:span><text:span text:style-name="T6"> (-1,-1,-1;-1,5,-1;-1,-1,-1). HP Filter, highlights edges. Deempasize slow changing areas </text:span><text:span text:style-name="T2">Sobel</text:span><text:span text:style-name="T6"> Edge detection. Makes black and white. </text:span><text:span text:style-name="T4">Colors </text:span><text:span text:style-name="T7">Low pass white in middle Highpass is black in middle </text:span><text:span text:style-name="T4">Hist Eq</text:span><text:span text:style-name="T7"> 1. Obtain Hist 2. Compute Cumulative Hs. H(1) = 5/125. 3. multiply by 255. 4. Lookup table to create new image </text:span><text:span text:style-name="T4">Thresholding</text:span><text:span text:style-name="T7"> Used for binary image. <text:s/></text:span><text:span text:style-name="T4">Functions</text:span><text:span text:style-name="T7">: fft2,fftshift,ifft2,ifftshift,rgb2gray,dwt2(image,'db2') returns ca,ch,cv,cd , wavedec2(image,levels,'db2') returns 2 values. Array and where array is split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2T10:08:12.739674736</meta:creation-date>
    <dc:date>2017-11-02T12:46:10.756777284</dc:date>
    <meta:editing-duration>PT2M16S</meta:editing-duration>
    <meta:editing-cycles>2</meta:editing-cycles>
    <meta:generator>LibreOffice/5.0.6.2$Linux_X86_64 LibreOffice_project/00$Build-2</meta:generator>
    <meta:document-statistic meta:table-count="0" meta:image-count="0" meta:object-count="0" meta:page-count="1" meta:paragraph-count="1" meta:word-count="274" meta:character-count="1779" meta:non-whitespace-character-count="1503"/>
  </office:meta>
</office:document-meta>
</file>